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3.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>
            <text:p>Isolateur</text:p>
          </table:table-cell>
          <table:table-cell office:value-type="string">
            <text:p>Diode Laser</text:p>
          </table:table-cell>
          <table:table-cell office:value-type="string">
            <text:p>P0</text:p>
          </table:table-cell>
          <table:table-cell office:value-type="string">
            <text:p>Ps</text:p>
          </table:table-cell>
          <table:table-cell office:value-type="string">
            <text:p>Pertes d’insertion</text:p>
          </table:table-cell>
          <table:table-cell office:value-type="string">
            <text:p>P0</text:p>
          </table:table-cell>
          <table:table-cell office:value-type="string">
            <text:p>Ps bloquant</text:p>
          </table:table-cell>
          <table:table-cell office:value-type="string">
            <text:p>Taux d’isolation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310">
            <text:p>1310</text:p>
          </table:table-cell>
          <table:table-cell office:value-type="float" office:value="6423">
            <text:p>6423</text:p>
          </table:table-cell>
          <table:table-cell office:value-type="float" office:value="5000">
            <text:p>5000</text:p>
          </table:table-cell>
          <table:table-cell table:formula="of:=10*LOG10([.D2]/[.C2])" office:value-type="float" office:value="-1.08767917678082">
            <text:p>-1,0876791768</text:p>
          </table:table-cell>
          <table:table-cell office:value-type="float" office:value="6423">
            <text:p>6423</text:p>
          </table:table-cell>
          <table:table-cell office:value-type="float" office:value="15">
            <text:p>15</text:p>
          </table:table-cell>
          <table:table-cell table:formula="of:=10*LOG10([.G2]/[.F2])" office:value-type="float" office:value="-26.3164666295842">
            <text:p>-26,316466629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550">
            <text:p>1550</text:p>
          </table:table-cell>
          <table:table-cell office:value-type="float" office:value="1498">
            <text:p>1498</text:p>
          </table:table-cell>
          <table:table-cell office:value-type="float" office:value="1155">
            <text:p>1155</text:p>
          </table:table-cell>
          <table:table-cell table:formula="of:=10*LOG10([.D3]/[.C3])" office:value-type="float" office:value="-1.12929829135285">
            <text:p>-1,1292982914</text:p>
          </table:table-cell>
          <table:table-cell office:value-type="float" office:value="1498">
            <text:p>1498</text:p>
          </table:table-cell>
          <table:table-cell office:value-type="float" office:value="16">
            <text:p>16</text:p>
          </table:table-cell>
          <table:table-cell table:formula="of:=10*LOG10([.G3]/[.F3])" office:value-type="float" office:value="-19.7139183070752">
            <text:p>-19,7139183071</text:p>
          </table:table-cell>
          <table:table-cell table:number-columns-repeated="1016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550">
            <text:p>1550</text:p>
          </table:table-cell>
          <table:table-cell office:value-type="float" office:value="1498">
            <text:p>1498</text:p>
          </table:table-cell>
          <table:table-cell office:value-type="float" office:value="987">
            <text:p>987</text:p>
          </table:table-cell>
          <table:table-cell table:formula="of:=10*LOG10([.D4]/[.C4])" office:value-type="float" office:value="-1.81194660693811">
            <text:p>-1,8119466069</text:p>
          </table:table-cell>
          <table:table-cell office:value-type="float" office:value="1498">
            <text:p>1498</text:p>
          </table:table-cell>
          <table:table-cell office:value-type="float" office:value="93">
            <text:p>93</text:p>
          </table:table-cell>
          <table:table-cell table:formula="of:=10*LOG10([.G4]/[.F4])" office:value-type="float" office:value="-12.0702886480951">
            <text:p>-12,0702886481</text:p>
          </table:table-cell>
          <table:table-cell table:number-columns-repeated="1016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310">
            <text:p>1310</text:p>
          </table:table-cell>
          <table:table-cell office:value-type="float" office:value="6423">
            <text:p>6423</text:p>
          </table:table-cell>
          <table:table-cell office:value-type="float" office:value="3338">
            <text:p>3338</text:p>
          </table:table-cell>
          <table:table-cell table:formula="of:=10*LOG10([.D5]/[.C5])" office:value-type="float" office:value="-2.84251589670873">
            <text:p>-2,8425158967</text:p>
          </table:table-cell>
          <table:table-cell office:value-type="float" office:value="6423">
            <text:p>6423</text:p>
          </table:table-cell>
          <table:table-cell office:value-type="float" office:value="610">
            <text:p>610</text:p>
          </table:table-cell>
          <table:table-cell table:formula="of:=10*LOG10([.G5]/[.F5])" office:value-type="float" office:value="-10.2240808700333">
            <text:p>-10,2240808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ténuateur</text:p>
          </table:table-cell>
          <table:table-cell office:value-type="string">
            <text:p>lambda</text:p>
          </table:table-cell>
          <table:table-cell office:value-type="string">
            <text:p>P0</text:p>
          </table:table-cell>
          <table:table-cell office:value-type="string">
            <text:p>Ps direct</text:p>
          </table:table-cell>
          <table:table-cell office:value-type="string">
            <text:p>alpha</text:p>
          </table:table-cell>
          <table:table-cell office:value-type="string">
            <text:p>P0</text:p>
          </table:table-cell>
          <table:table-cell office:value-type="string">
            <text:p>Ps inverse</text:p>
          </table:table-cell>
          <table:table-cell office:value-type="string">
            <text:p>alpha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2524">
            <text:p>2524</text:p>
          </table:table-cell>
          <table:table-cell office:value-type="float" office:value="444">
            <text:p>444</text:p>
          </table:table-cell>
          <table:table-cell table:formula="of:=10*LOG10([.D8]/[.C8])-[.I8]" office:value-type="float" office:value="-67.5470638045748">
            <text:p>-67,5470638046</text:p>
          </table:table-cell>
          <table:table-cell office:value-type="float" office:value="2524">
            <text:p>2524</text:p>
          </table:table-cell>
          <table:table-cell office:value-type="float" office:value="389">
            <text:p>389</text:p>
          </table:table-cell>
          <table:table-cell table:formula="of:=10*LOG10([.G8]/[.F8])-[.I8]" office:value-type="float" office:value="-68.1213974924639">
            <text:p>-68,1213974925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615">
            <text:p>615</text:p>
          </table:table-cell>
          <table:table-cell office:value-type="float" office:value="168">
            <text:p>168</text:p>
          </table:table-cell>
          <table:table-cell table:formula="of:=10*LOG10([.D9]/[.C9])-[.I9]" office:value-type="float" office:value="-65.6356583404955">
            <text:p>-65,6356583405</text:p>
          </table:table-cell>
          <table:table-cell office:value-type="float" office:value="615">
            <text:p>615</text:p>
          </table:table-cell>
          <table:table-cell office:value-type="float" office:value="154">
            <text:p>154</text:p>
          </table:table-cell>
          <table:table-cell table:formula="of:=10*LOG10([.G9]/[.F9])-[.I9]" office:value-type="float" office:value="-66.0135439493895">
            <text:p>-66,0135439494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bre</text:p>
          </table:table-cell>
          <table:table-cell office:value-type="string">
            <text:p>lambda</text:p>
          </table:table-cell>
          <table:table-cell office:value-type="string">
            <text:p>P0</text:p>
          </table:table-cell>
          <table:table-cell office:value-type="string">
            <text:p>Ps</text:p>
          </table:table-cell>
          <table:table-cell office:value-type="string">
            <text:p>alpha</text:p>
          </table:table-cell>
          <table:table-cell office:value-type="string">
            <text:p>alpha/km</text:p>
          </table:table-cell>
          <table:table-cell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550">
            <text:p>1550</text:p>
          </table:table-cell>
          <table:table-cell office:value-type="float" office:value="6503">
            <text:p>6503</text:p>
          </table:table-cell>
          <table:table-cell office:value-type="float" office:value="6435">
            <text:p>6435</text:p>
          </table:table-cell>
          <table:table-cell table:formula="of:=10*LOG10([.D12]/[.C12])" office:value-type="float" office:value="-0.045652027674931">
            <text:p>-0,0456520277</text:p>
          </table:table-cell>
          <table:table-cell table:formula="of:=[.E12]/[.A12]" office:value-type="float" office:value="-0.456520276749309">
            <text:p>-0,4565202767</text:p>
          </table:table-cell>
          <table:table-cell table:number-columns-repeated="1018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550">
            <text:p>1550</text:p>
          </table:table-cell>
          <table:table-cell office:value-type="float" office:value="6503">
            <text:p>6503</text:p>
          </table:table-cell>
          <table:table-cell office:value-type="float" office:value="6317">
            <text:p>6317</text:p>
          </table:table-cell>
          <table:table-cell table:formula="of:=10*LOG10([.D13]/[.C13])" office:value-type="float" office:value="-0.126028771135306">
            <text:p>-0,1260287711</text:p>
          </table:table-cell>
          <table:table-cell table:formula="of:=[.E13]/[.A13]" office:value-type="float" office:value="-0.420095903784354">
            <text:p>-0,4200959038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6503">
            <text:p>6503</text:p>
          </table:table-cell>
          <table:table-cell office:value-type="float" office:value="4717">
            <text:p>4717</text:p>
          </table:table-cell>
          <table:table-cell table:formula="of:=10*LOG10([.D14]/[.C14])" office:value-type="float" office:value="-1.39447877762197">
            <text:p>-1,3944787776</text:p>
          </table:table-cell>
          <table:table-cell table:formula="of:=[.E14]/[.A14]" office:value-type="float" office:value="-1.39447877762197">
            <text:p>-1,3944787776</text:p>
          </table:table-cell>
          <table:table-cell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310">
            <text:p>1310</text:p>
          </table:table-cell>
          <table:table-cell office:value-type="float" office:value="3032">
            <text:p>3032</text:p>
          </table:table-cell>
          <table:table-cell office:value-type="float" office:value="2979">
            <text:p>2979</text:p>
          </table:table-cell>
          <table:table-cell table:formula="of:=10*LOG10([.D15]/[.C15])" office:value-type="float" office:value="-0.0765869374497232">
            <text:p>-0,0765869374</text:p>
          </table:table-cell>
          <table:table-cell table:formula="of:=[.E15]/[.A15]" office:value-type="float" office:value="-0.765869374497232">
            <text:p>-0,7658693745</text:p>
          </table:table-cell>
          <table:table-cell table:number-columns-repeated="1018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310">
            <text:p>1310</text:p>
          </table:table-cell>
          <table:table-cell office:value-type="float" office:value="3032">
            <text:p>3032</text:p>
          </table:table-cell>
          <table:table-cell office:value-type="float" office:value="2710">
            <text:p>2710</text:p>
          </table:table-cell>
          <table:table-cell table:formula="of:=10*LOG10([.D16]/[.C16])" office:value-type="float" office:value="-0.487599060856102">
            <text:p>-0,4875990609</text:p>
          </table:table-cell>
          <table:table-cell table:formula="of:=[.E16]/[.A16]" office:value-type="float" office:value="-1.62533020285367">
            <text:p>-1,6253302029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3032">
            <text:p>3032</text:p>
          </table:table-cell>
          <table:table-cell office:value-type="float" office:value="2385">
            <text:p>2385</text:p>
          </table:table-cell>
          <table:table-cell table:formula="of:=10*LOG10([.D17]/[.C17])" office:value-type="float" office:value="-1.04240813583883">
            <text:p>-1,0424081358</text:p>
          </table:table-cell>
          <table:table-cell table:formula="of:=[.E17]/[.A17]" office:value-type="float" office:value="-1.04240813583883">
            <text:p>-1,04240813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P1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K</text:p>
          </table:table-cell>
          <table:table-cell office:value-type="string">
            <text:p>alph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1</text:p>
          </table:table-cell>
          <table:table-cell office:value-type="string">
            <text:p>X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formula="of:=[.C20]/([.C20]+[.D20])" office:value-type="float" office:value="0.49003984063745">
            <text:p>0,4900398406</text:p>
          </table:table-cell>
          <table:table-cell table:formula="of:=10*LOG10(([.C20]+[.D20])/2390)" office:value-type="float" office:value="-6.77694183803118">
            <text:p>-6,77694183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3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P4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P1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K</text:p>
          </table:table-cell>
          <table:table-cell office:value-type="string">
            <text:p>alph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1</text:p>
          </table:table-cell>
          <table:table-cell office:value-type="string">
            <text:p>X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25]/([.C25]+[.D25])" office:value-type="float" office:value="0.476744186046512">
            <text:p>0,476744186</text:p>
          </table:table-cell>
          <table:table-cell table:formula="of:=10*LOG10(([.C25]+[.D25])/569)" office:value-type="float" office:value="-5.19583819487522">
            <text:p>-5,195838194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3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P4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08:28:58.25</meta:creation-date>
    <dc:date>2013-04-15T09:49:15.58</dc:date>
    <meta:editing-duration>PT4M12S</meta:editing-duration>
    <meta:editing-cycles>1</meta:editing-cycles>
    <meta:document-statistic meta:table-count="3" meta:cell-count="148" meta:object-count="0"/>
    <meta:generator>LibreOffice/3.5$Windows_x86 LibreOffice_project/7122e39-92ed229-498d286-15e43b4-d70da21</meta:generator>
  </office:meta>
</office:document-meta>
</file>